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159cm" svg:x="11.167cm" svg:y="1.889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2.159cm" svg:x="4.309cm" svg:y="1.889cm">
          <text:p text:style-name="P1">read_argument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2.159cm" svg:x="11.167cm" svg:y="6.207cm">
          <text:p text:style-name="P1">pthread_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07cm" svg:y1="4.048cm" svg:x2="13.707cm" svg:y2="6.207cm" draw:start-shape="id1" draw:start-glue-point="2" draw:end-shape="id2" draw:end-glue-point="0" svg:d="m13707 4048v2159" svg:viewBox="0 0 1 2160">
          <text:p/>
        </draw:connector>
        <draw:custom-shape draw:style-name="gr1" draw:text-style-name="P1" xml:id="id3" draw:id="id3" draw:layer="layout" svg:width="5.08cm" svg:height="2.159cm" svg:x="11.167cm" svg:y="10.525cm">
          <text:p text:style-name="P1">taskManag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07cm" svg:y1="8.366cm" svg:x2="13.707cm" svg:y2="10.525cm" draw:start-shape="id2" draw:start-glue-point="2" draw:end-shape="id3" draw:end-glue-point="0" svg:d="m13707 8366v2159" svg:viewBox="0 0 1 2160">
          <text:p/>
        </draw:connector>
        <draw:connector draw:style-name="gr3" draw:text-style-name="P1" draw:layer="layout" svg:x1="16.247cm" svg:y1="2.968cm" svg:x2="16.247cm" svg:y2="11.604cm" draw:start-shape="id1" draw:start-glue-point="1" draw:end-shape="id3" draw:end-glue-point="1" svg:d="m16247 2968h501v8636h-501" svg:viewBox="0 0 502 8637">
          <text:p/>
        </draw:connector>
        <draw:connector draw:style-name="gr3" draw:text-style-name="P1" draw:layer="layout" svg:x1="11.167cm" svg:y1="2.968cm" svg:x2="9.389cm" svg:y2="2.968cm" draw:start-shape="id1" draw:end-shape="id4" svg:d="m11167 2968h-1778" svg:viewBox="0 0 1779 1">
          <text:p/>
        </draw:connector>
        <draw:custom-shape draw:style-name="gr1" draw:text-style-name="P1" xml:id="id5" draw:id="id5" draw:layer="layout" svg:width="5.08cm" svg:height="2.159cm" svg:x="4.436cm" svg:y="10.525cm">
          <text:p text:style-name="P1">mfind_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167cm" svg:y1="11.604cm" svg:x2="9.516cm" svg:y2="11.604cm" draw:start-shape="id3" draw:start-glue-point="3" draw:end-shape="id5" draw:end-glue-point="1" svg:d="m11167 11604h-1651" svg:viewBox="0 0 1652 1">
          <text:p/>
        </draw:connector>
        <draw:custom-shape draw:style-name="gr1" draw:text-style-name="P1" xml:id="id7" draw:id="id7" draw:layer="layout" svg:width="5.08cm" svg:height="2.159cm" svg:x="4.436cm" svg:y="14.081cm">
          <text:p text:style-name="P1">push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08cm" svg:height="2.159cm" svg:x="11.167cm" svg:y="14.081cm">
          <text:p text:style-name="P1">popTas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07cm" svg:y1="12.684cm" svg:x2="13.707cm" svg:y2="14.081cm" draw:start-shape="id3" draw:start-glue-point="2" draw:end-shape="id6" draw:end-glue-point="0" svg:d="m13707 12684v1397" svg:viewBox="0 0 1 1398">
          <text:p/>
        </draw:connector>
        <draw:connector draw:style-name="gr3" draw:text-style-name="P1" draw:layer="layout" svg:x1="6.976cm" svg:y1="12.684cm" svg:x2="6.976cm" svg:y2="14.081cm" draw:start-shape="id5" draw:start-glue-point="2" draw:end-shape="id7" draw:end-glue-point="0" svg:d="m6976 12684v1397" svg:viewBox="0 0 1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4T14:31:16</meta:creation-date>
    <meta:generator>LibreOffice/3.5$Linux_X86_64 LibreOffice_project/350m1$Build-2</meta:generator>
    <dc:date>2013-11-15T14:35:15</dc:date>
    <meta:editing-duration>PT22M51S</meta:editing-duration>
    <meta:editing-cycles>3</meta:editing-cycles>
    <meta:document-statistic meta:object-count="14"/>
  </office:meta>
</office:document-meta>
</file>